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71d" officeooo:paragraph-rsid="001147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D PGD</text:p>
      <text:p text:style-name="P1"/>
      <text:p text:style-name="P1">University Name: <text:s text:c="2"/>_________ <text:s text:c="2"/>Student Name: ______________</text:p>
      <text:p text:style-name="P1">Father Name: ______________ Batch:____________ Age: __________________ </text:p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3T10:01:15.394717097</meta:creation-date>
    <dc:date>2023-01-23T12:32:13.456211409</dc:date>
    <meta:editing-duration>PT1H39M57S</meta:editing-duration>
    <meta:editing-cycles>1</meta:editing-cycles>
    <meta:document-statistic meta:table-count="0" meta:image-count="0" meta:object-count="0" meta:page-count="1" meta:paragraph-count="4" meta:word-count="14" meta:character-count="138" meta:non-whitespace-character-count="121"/>
    <meta:generator>LibreOffice/6.4.7.2$Linux_X86_64 LibreOffice_project/40$Build-2</meta:generator>
  </office:meta>
</office:document-meta>
</file>